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e7d8" officeooo:paragraph-rsid="000ee7d8"/>
    </style:style>
    <style:style style:name="T1" style:family="text">
      <style:text-properties officeooo:rsid="000f81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. </text:p>
      <text:p text:style-name="P1"/>
      <text:p text:style-name="P1"/>
      <text:p text:style-name="P1">LERP (Living Environment Regents Prep) it's an application with educational purposes. The intention of this app is to help New York States students in their Living Environment Regents. <text:tab/>LERP carries many resources for the student to get prepared for the test.<text:tab/><text:tab/>All personal information that you provide in this app it's going to be stored in your own phone and nowhere else.<text:tab/>Quiz results and such are going to be sent anonymously for study in order to improve LERP.<text:tab/>CCCLXIX is non-profit stamp and it's not going to obtain profit for any of the interactions the users has with the application.</text:p>
      <text:p text:style-name="P1"/>
      <text:p text:style-name="P1">From a student <text:span text:style-name="T1">to</text:span> a student. </text:p>
      <text:p text:style-name="P1">J. <text:span text:style-name="T1">Marcos </text:span>H<text:span text:style-name="T1">ernandez </text:span>Q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00:24:18.258000000</meta:creation-date>
    <dc:date>2015-04-12T22:30:37.704000000</dc:date>
    <meta:editing-duration>PT3H4M16S</meta:editing-duration>
    <meta:editing-cycles>2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4" meta:word-count="112" meta:character-count="653" meta:non-whitespace-character-count="541"/>
  </office:meta>
</office:document-meta>
</file>